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" style:family="paragraph" style:parent-style-name="Standard" style:master-page-name="Standard">
      <loext:graphic-properties draw:fill="solid" draw:fill-color="#ffffff"/>
      <style:paragraph-properties fo:margin-left="0in" fo:margin-right="0in" fo:text-align="justify" style:justify-single-word="false" fo:text-indent="0.4925in" style:auto-text-indent="false" style:page-number="auto" fo:background-color="#ffffff" style:vertical-align="top"/>
    </style:style>
    <style:style style:name="P3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4917in" style:auto-text-indent="false" fo:background-color="#ffffff" style:vertical-align="top"/>
      <style:text-properties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P4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4917in" style:auto-text-indent="false" fo:background-color="#ffffff" style:vertical-align="top"/>
      <style:text-properties fo:color="#333333" style:font-name="Times New Roman" fo:font-size="14pt" fo:font-weight="bold" style:font-name-asian="Times New Roman" style:font-size-asian="14pt" style:language-asian="ru" style:country-asian="RU" style:font-weight-asian="bold" style:font-name-complex="Times New Roman" style:font-size-complex="14pt" style:font-weight-complex="bold"/>
    </style:style>
    <style:style style:name="P5" style:family="paragraph" style:parent-style-name="Standard">
      <loext:graphic-properties draw:fill="solid" draw:fill-color="#ffffff"/>
      <style:paragraph-properties fo:margin-left="0in" fo:margin-right="0in" fo:text-align="justify" style:justify-single-word="false" fo:text-indent="0.4917in" style:auto-text-indent="false" fo:background-color="#ffffff" style:vertical-align="top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4pt"/>
    </style:style>
    <style:style style:name="T3" style:family="text">
      <style:text-properties fo:color="#333333" style:font-name="Times New Roman" fo:font-size="14pt" style:font-name-asian="Times New Roman" style:font-size-asian="14pt" style:language-asian="ru" style:country-asian="RU" style:font-name-complex="Times New Roman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Рекомендации по нанесению учетных номеров на элементы конструкции беспилотного воздушного судна.</text:span></text:p>
      <text:p text:style-name="P4"/>
      <text:p text:style-name="P5"><text:span text:style-name="T2">Маркировке учетным номером подлежат следующие части БВС при их наличии в конкретном типе летательного аппарата: верхняя и нижняя поверхности крыла (обоих консолей), боковые поверхности фюзеляжа, верхняя и нижняя поверхности стабилизатора, киль,  луч крепления двигателя мультироторного БВС, обтекатели или иные капотирующие элементы БВС вертолетного типа.</text:span></text:p>
      <text:p text:style-name="P3">Вне зависимости от типа и конструкции БВС учетный номер должен быть продублирован на отделяемых элементах конструкции не менее чем:</text:p>
      <text:p text:style-name="P3">3 раза для БВС максимальной взлетной массой до 1,5 кг;</text:p>
      <text:p text:style-name="P3">5 раз для БВС максимальной взлетной массой более 1,5 кг.</text:p>
      <text:p text:style-name="P5"><text:span text:style-name="T2">Учетный номер БВС может быть нанесен любым из способов, обеспечивающих сохранение и читаемость номера при воздействии воды, а также в случае разрушения БВС, в том числе нанесение цветом, обеспечивающим контрастность с фоном, гравировка номера на малоразмерных элементах конструкции.</text:span></text:p>
      <text:p text:style-name="P3">Учетный номер БВС должен быть явно различим и читаем без использования специальных оптических средств, высота шрифта не должна составлять менее 5 миллиметров. Не допускается использовать шрифты с орнаментами, в виде курсива, или с засечками, затрудняющими распознавание учетного номера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_20__28_веб_29_" style:display-name="Обычный (веб)" style:family="paragraph" style:parent-style-name="Standard">
      <style:paragraph-properties fo:margin-top="0.1945in" fo:margin-bottom="0.1945in" loext:contextual-spacing="false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.111in" loext:contextual-spacing="true" fo:line-height="105%" fo:text-indent="0in" style:auto-text-indent="false"/>
    </style:style>
    <style:style style:name="WW8Num1z0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Варфоломеев Константин Степанович</meta:initial-creator>
    <meta:creation-date>2019-09-26T14:38:00</meta:creation-date>
    <dc:creator>Медич Светлана</dc:creator>
    <dc:date>2019-09-26T14:38:00</dc:date>
    <meta:editing-cycles>2</meta:editing-cycles>
    <meta:document-statistic meta:table-count="0" meta:image-count="0" meta:object-count="0" meta:page-count="1" meta:paragraph-count="7" meta:word-count="170" meta:character-count="1260" meta:non-whitespace-character-count="1096"/>
    <meta:generator>LibreOffice/6.4.3.2$Linux_X86_64 LibreOffice_project/40$Build-2</meta:generator>
  </office:meta>
</office:document-meta>
</file>